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3" style:family="table-column">
      <style:table-column-properties fo:break-before="auto" style:column-width="21.95cm"/>
    </style:style>
    <style:style style:name="co5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apec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popol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speech</text:p>
          </table:table-cell>
          <table:table-cell office:value-type="string" calcext:value-type="string">
            <text:p>heures d'arrivée et de dépar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assword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ersonal not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opportunité : nombre d'opportunité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candidature: nombre de candidature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 entretien: nombre d'entretien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Nouvelle proposition: nombre de propositions à obtenir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e l'entretien à veni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site à mettre à jou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contact à recontacte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Fin de période : message pour signaler d'aller regarder les objectifs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Période : signaler qu'il est possible d'obtenir ses résultats par mail 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contacts demandés et confirmés + autorisation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demandes de contact et permet d'autoriser/refus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mpecher d'ajouter des contacts dans un compte de tes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opportunités d'un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documents d'un contact</text:p>
          </table:table-cell>
          <table:table-cell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contacts externes d'un contact</text:p>
          </table:table-cell>
          <table:table-cell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Pouvoir être notifié en cas de de changement chez un contact</text:p>
          </table:table-cell>
          <table:table-cell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3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4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4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2" table:number-rows-repeated="104846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 style:data-style-name="N2" text:time-value="22:27:48.308275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2.3.3$Linux_X86_64 LibreOffice_project/420m0$Build-3</meta:generator>
    <dc:date>2014-06-10T22:29:17.160327058</dc:date>
    <meta:editing-duration>P2DT21H13S</meta:editing-duration>
    <meta:editing-cycles>39</meta:editing-cycles>
    <meta:document-statistic meta:table-count="3" meta:cell-count="226" meta:object-count="0"/>
  </office:meta>
</office:document-meta>
</file>